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SimSun" svg:font-family="SimSun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b8c" officeooo:paragraph-rsid="000bdb8c"/>
    </style:style>
    <style:style style:name="P2" style:family="paragraph" style:parent-style-name="Standard">
      <style:text-properties officeooo:rsid="000bdb8c" officeooo:paragraph-rsid="000d5552"/>
    </style:style>
    <style:style style:name="P3" style:family="paragraph" style:parent-style-name="Standard">
      <style:text-properties officeooo:rsid="000bdb8c" officeooo:paragraph-rsid="0023e126"/>
    </style:style>
    <style:style style:name="P4" style:family="paragraph" style:parent-style-name="Standard">
      <style:text-properties officeooo:rsid="0010f0aa" officeooo:paragraph-rsid="0010f0aa"/>
    </style:style>
    <style:style style:name="P5" style:family="paragraph" style:parent-style-name="Standard">
      <style:text-properties officeooo:rsid="0010f0aa" officeooo:paragraph-rsid="001614ae"/>
    </style:style>
    <style:style style:name="P6" style:family="paragraph" style:parent-style-name="Standard">
      <style:text-properties officeooo:rsid="0010f0aa" officeooo:paragraph-rsid="0023c7b7"/>
    </style:style>
    <style:style style:name="P7" style:family="paragraph" style:parent-style-name="Standard">
      <style:text-properties officeooo:rsid="0010f0aa" officeooo:paragraph-rsid="0031710b"/>
    </style:style>
    <style:style style:name="P8" style:family="paragraph" style:parent-style-name="Standard">
      <style:text-properties fo:font-size="14pt" officeooo:rsid="000bdb8c" officeooo:paragraph-rsid="000bdb8c" style:font-size-asian="14pt" style:font-size-complex="14pt"/>
    </style:style>
    <style:style style:name="P9" style:family="paragraph" style:parent-style-name="Standard">
      <style:text-properties fo:font-size="14pt" officeooo:rsid="0010f0aa" officeooo:paragraph-rsid="0021de49" style:font-size-asian="14pt" style:font-size-complex="14pt"/>
    </style:style>
    <style:style style:name="P10" style:family="paragraph" style:parent-style-name="Standard">
      <style:text-properties fo:font-size="14pt" officeooo:rsid="00202818" officeooo:paragraph-rsid="0023c7b7" style:font-size-asian="14pt" style:font-size-complex="14pt"/>
    </style:style>
    <style:style style:name="P11" style:family="paragraph" style:parent-style-name="Standard">
      <style:text-properties fo:font-size="12pt" officeooo:rsid="000bdb8c" officeooo:paragraph-rsid="000bdb8c" style:font-size-asian="12pt" style:font-size-complex="12pt"/>
    </style:style>
    <style:style style:name="P12" style:family="paragraph" style:parent-style-name="Standard">
      <style:text-properties officeooo:paragraph-rsid="0031710b"/>
    </style:style>
    <style:style style:name="P13" style:family="paragraph" style:parent-style-name="Standard">
      <style:text-properties officeooo:rsid="0031710b" officeooo:paragraph-rsid="0031710b"/>
    </style:style>
    <style:style style:name="P14" style:family="paragraph" style:parent-style-name="Standard">
      <style:text-properties officeooo:rsid="0010f0aa" officeooo:paragraph-rsid="0031710b"/>
    </style:style>
    <style:style style:name="T1" style:family="text">
      <style:text-properties officeooo:rsid="000f336b"/>
    </style:style>
    <style:style style:name="T2" style:family="text">
      <style:text-properties officeooo:rsid="0010f0aa"/>
    </style:style>
    <style:style style:name="T3" style:family="text">
      <style:text-properties officeooo:rsid="0017f7e3"/>
    </style:style>
    <style:style style:name="T4" style:family="text">
      <style:text-properties officeooo:rsid="001854d9"/>
    </style:style>
    <style:style style:name="T5" style:family="text">
      <style:text-properties officeooo:rsid="00196f9f"/>
    </style:style>
    <style:style style:name="T6" style:family="text">
      <style:text-properties style:font-name="SimSun" fo:font-size="10.5pt" fo:letter-spacing="normal" style:font-size-asian="10.5pt" style:font-size-complex="10.5pt"/>
    </style:style>
    <style:style style:name="T7" style:family="text">
      <style:text-properties style:font-name="SimSun" fo:font-size="10.5pt" fo:letter-spacing="normal" officeooo:rsid="0010f0aa" style:font-size-asian="10.5pt" style:font-size-complex="10.5pt"/>
    </style:style>
    <style:style style:name="T8" style:family="text">
      <style:text-properties style:font-name="SimSun" fo:font-size="10.5pt" fo:letter-spacing="normal" officeooo:rsid="0017f7e3" style:font-size-asian="10.5pt" style:font-size-complex="10.5pt"/>
    </style:style>
    <style:style style:name="T9" style:family="text">
      <style:text-properties style:font-name="SimSun" fo:font-size="10.5pt" fo:letter-spacing="normal" officeooo:rsid="001854d9" style:font-size-asian="10.5pt" style:font-size-complex="10.5pt"/>
    </style:style>
    <style:style style:name="T10" style:family="text">
      <style:text-properties style:font-name="SimSun" fo:font-size="10.5pt" fo:letter-spacing="normal" officeooo:rsid="001bfd46" style:font-size-asian="10.5pt" style:font-size-complex="10.5pt"/>
    </style:style>
    <style:style style:name="T11" style:family="text">
      <style:text-properties style:font-name="等线 Light" fo:font-size="10.5pt" fo:letter-spacing="normal" style:font-size-asian="10.5pt" style:font-size-complex="10.5pt"/>
    </style:style>
    <style:style style:name="T12" style:family="text">
      <style:text-properties style:font-name="等线 Light" fo:font-size="10.5pt" fo:letter-spacing="normal" officeooo:rsid="0010f0aa" style:font-size-asian="10.5pt" style:font-size-complex="10.5pt"/>
    </style:style>
    <style:style style:name="T13" style:family="text">
      <style:text-properties style:font-name="等线 Light" fo:font-size="10.5pt" fo:letter-spacing="normal" officeooo:rsid="001854d9" style:font-size-asian="10.5pt" style:font-size-complex="10.5pt"/>
    </style:style>
    <style:style style:name="T14" style:family="text">
      <style:text-properties officeooo:rsid="00202818"/>
    </style:style>
    <style:style style:name="T15" style:family="text">
      <style:text-properties officeooo:rsid="0021de49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3e126" style:font-size-asian="14pt" style:font-size-complex="14pt"/>
    </style:style>
    <style:style style:name="T18" style:family="text">
      <style:text-properties officeooo:rsid="002ba7e4"/>
    </style:style>
    <style:style style:name="T19" style:family="text">
      <style:text-properties officeooo:rsid="002c161e"/>
    </style:style>
    <style:style style:name="T20" style:family="text">
      <style:text-properties officeooo:rsid="003431fb"/>
    </style:style>
    <style:style style:name="T21" style:family="text">
      <style:text-properties officeooo:rsid="00388c1a"/>
    </style:style>
    <style:style style:name="T22" style:family="text">
      <style:text-properties officeooo:rsid="00410be4"/>
    </style:style>
    <style:style style:name="T23" style:family="text">
      <style:text-properties officeooo:rsid="004a4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 text:c="58"/><text:span text:style-name="T16">GB2</text:span><text:span text:style-name="T17">8181的安裝，配置和启动</text:span></text:p>
      <text:p text:style-name="P1"/>
      <text:p text:style-name="P11">1.首先获取gb28181的deb包（安裝包）</text:p>
      <text:p text:style-name="P1"><text:s text:c="4"/>获取方式：聯系上海軟件組獲取</text:p>
      <text:p text:style-name="P1"/>
      <text:p text:style-name="P8">2.gb28181的安裝</text:p>
      <text:p text:style-name="P1"><text:s text:c="4"/>（1）環境</text:p>
      <text:p text:style-name="P1"><text:s text:c="16"/>系統：linux ubuntu</text:p>
      <text:p text:style-name="P2"><text:s text:c="16"/>依賴庫：aq<text:span text:style-name="T19">uetiapi安裝</text:span></text:p>
      <text:p text:style-name="P1"><text:s text:c="6"/>(2) 安裝命令</text:p>
      <text:p text:style-name="P1"><text:s text:c="17"/>sudo dpkg -i 包名.<text:span text:style-name="T18">deb</text:span></text:p>
      <text:p text:style-name="P1"><text:s text:c="4"/>（3<text:span text:style-name="T1">)查看是否安裝成功</text:span></text:p>
      <text:p text:style-name="P1"><text:s text:c="17"/>sudo <text:span text:style-name="T1">dpkg -l gb28181</text:span></text:p>
      <text:p text:style-name="P1"><text:s text:c="17"/><text:span text:style-name="T1">&gt;&gt;ii <text:s/>gb28181 <text:s/>x.x.x <text:s/>amd64 <text:s/>gb28181 build using Cmake</text:span></text:p>
      <text:p text:style-name="P1"><text:s text:c="17"/>說明：你在輸入上面命令後，看到ii 以及gb<text:span text:style-name="T1">28181說明安裝成功</text:span></text:p>
      <text:p text:style-name="P1"/>
      <text:p text:style-name="P9">3.gb28181的<text:span text:style-name="T15">运行</text:span></text:p>
      <text:p text:style-name="P5"><text:s text:c="12"/>（1）在/etc/aqueti/GB目录下，修改默认配置文件mantisGBprofile.conf</text:p>
      <text:p text:style-name="P7"><text:s text:c="24"/>配置說明：</text:p>
      <text:p text:style-name="P12"><text:span text:style-name="T2"><text:s text:c="38"/>服务器编码(server_id)：</text:span><text:span text:style-name="T7">平台设备提供</text:span><text:span text:style-name="T12">SIP</text:span><text:span text:style-name="T7">服务及路由等功能</text:span><text:span text:style-name="T10">(平台提供)</text:span></text:p>
      <text:p text:style-name="P7"><text:s text:c="38"/><text:span text:style-name="T3">服务器</text:span>IP地址<text:span text:style-name="T22">(server_ip)</text:span>：<text:span text:style-name="T11">SIP</text:span><text:span text:style-name="T6">服务</text:span><text:span text:style-name="T8">器</text:span><text:span text:style-name="T6">IP</text:span><text:span text:style-name="T10">(平台提供)</text:span></text:p>
      <text:p text:style-name="P7"><text:s text:c="38"/><text:span text:style-name="T3">服务器端口(server_port)：</text:span><text:span text:style-name="T11">SIP</text:span><text:span text:style-name="T6">服务</text:span><text:span text:style-name="T8">器端口</text:span><text:span text:style-name="T10">(平台提供)</text:span></text:p>
      <text:p text:style-name="P12"><text:span text:style-name="T2"><text:s text:c="38"/>用户认证编码(device_id)：</text:span><text:span text:style-name="T11">SIP</text:span><text:span text:style-name="T6">服务注册用户名</text:span><text:span text:style-name="T10">(平台提供)</text:span></text:p>
      <text:p text:style-name="P7"><text:s text:c="38"/><text:span text:style-name="T3">监听端口(listen_port)：GB监听端口</text:span></text:p>
      <text:p text:style-name="P7"><text:s text:c="38"/><text:span text:style-name="T4">用户名(username)：</text:span><text:span text:style-name="T13">SIP</text:span><text:span text:style-name="T9">服务注册用户名</text:span><text:span text:style-name="T10">(平台提供)</text:span></text:p>
      <text:p text:style-name="P7"><text:span text:style-name="T4"><text:s text:c="38"/>密码(password)：</text:span><text:span text:style-name="T13">SIP</text:span><text:span text:style-name="T9">服务注册密码</text:span><text:span text:style-name="T10">(平台提供)</text:span></text:p>
      <text:p text:style-name="P7"><text:s text:c="38"/><text:span text:style-name="T5">注册有效期(register_expire)：单位秒(平台提供)</text:span></text:p>
      <text:p text:style-name="P7"><text:s text:c="38"/>相机的选择<text:span text:style-name="T23">(cameral_system): 选择对那个render上的相机取流</text:span></text:p>
      <text:p text:style-name="P7"><text:s text:c="14"/><text:span text:style-name="T20">(2) gb28181的运行</text:span></text:p>
      <text:p text:style-name="P13"><text:s text:c="23"/>在命令行输入：mantisgbclient+回车</text:p>
      <text:p text:style-name="P7"><text:s text:c="9"/></text:p>
      <text:p text:style-name="P6"/>
      <text:p text:style-name="P10"><text:span text:style-name="T21">4</text:span>.gb28181的关闭</text:p>
      <text:p text:style-name="P6"><text:s text:c="15"/><text:span text:style-name="T14">点击GB的运行窗口，ctrl+c</text:span></text:p>
      <text:p text:style-name="P5"><text:s text:c="18"/></text:p>
      <text:p text:style-name="P4"><text:s text:c="1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SimSun" svg:font-family="SimSun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1" style:font-family-asian="'Noto Sans CJK SC Regular'" style:font-family-generic-asian="system" style:font-pitch-asian="variable" style:font-size-asian="24pt" style:font-weight-asian="bold" style:font-name-complex="Noto Sans CJK SC Regular1" style:font-family-complex="'Noto Sans CJK SC Regular'" style:font-family-generic-complex="system" style:font-pitch-complex="variable" style:font-size-complex="24pt" style:font-weight-complex="bold"/>
    </style:style>
    <style:style style:name="默认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带箭头的对象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带阴影的对象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的对象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正文两端对齐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1" style:display-name="大标题 1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2" style:display-name="大标题 2" style:family="paragraph" style:parent-style-name="默认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线" style:family="paragraph" style:parent-style-name="默认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1" style:display-name="标题幻灯片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CJK SC Regular" fo:font-family="'Noto Sans CJK SC Regular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背景对象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备注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1" style:display-name="大纲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2" style:display-name="大纲 2" style:family="paragraph" style:parent-style-name="大纲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3" style:display-name="大纲 3" style:family="paragraph" style:parent-style-name="大纲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纲_20_4" style:display-name="大纲 4" style:family="paragraph" style:parent-style-name="大纲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纲_20_5" style:display-name="大纲 5" style:family="paragraph" style:parent-style-name="大纲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6" style:display-name="大纲 6" style:family="paragraph" style:parent-style-name="大纲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7" style:display-name="大纲 7" style:family="paragraph" style:parent-style-name="大纲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8" style:display-name="大纲 8" style:family="paragraph" style:parent-style-name="大纲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9" style:display-name="大纲 9" style:family="paragraph" style:parent-style-name="大纲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1" style:display-name="Title and Content, with image to the right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2c__20_with_20_image_20_to_20_the_20_right_7e_LT_7e_Gliederung_20_2" style:display-name="Title and Content, with image to the right~LT~Gliederung 2" style:family="paragraph" style:parent-style-name="Title_20_and_20_Content_2c__20_with_20_image_20_to_20_the_20_righ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3" style:display-name="Title and Content, with image to the right~LT~Gliederung 3" style:family="paragraph" style:parent-style-name="Title_20_and_20_Content_2c__20_with_20_image_20_to_20_the_20_righ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2c__20_with_20_image_20_to_20_the_20_right_7e_LT_7e_Gliederung_20_4" style:display-name="Title and Content, with image to the right~LT~Gliederung 4" style:family="paragraph" style:parent-style-name="Title_20_and_20_Content_2c__20_with_20_image_20_to_20_the_20_righ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2c__20_with_20_image_20_to_20_the_20_right_7e_LT_7e_Gliederung_20_5" style:display-name="Title and Content, with image to the right~LT~Gliederung 5" style:family="paragraph" style:parent-style-name="Title_20_and_20_Content_2c__20_with_20_image_20_to_20_the_20_righ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6" style:display-name="Title and Content, with image to the right~LT~Gliederung 6" style:family="paragraph" style:parent-style-name="Title_20_and_20_Content_2c__20_with_20_image_20_to_20_the_20_righ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7" style:display-name="Title and Content, with image to the right~LT~Gliederung 7" style:family="paragraph" style:parent-style-name="Title_20_and_20_Content_2c__20_with_20_image_20_to_20_the_20_righ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8" style:display-name="Title and Content, with image to the right~LT~Gliederung 8" style:family="paragraph" style:parent-style-name="Title_20_and_20_Content_2c__20_with_20_image_20_to_20_the_20_righ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Gliederung_20_9" style:display-name="Title and Content, with image to the right~LT~Gliederung 9" style:family="paragraph" style:parent-style-name="Title_20_and_20_Content_2c__20_with_20_image_20_to_20_the_20_righ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c__20_with_20_image_20_to_20_the_20_right_7e_LT_7e_Titel" style:display-name="Title and Content, with image to the righ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2c__20_with_20_image_20_to_20_the_20_right_7e_LT_7e_Untertitel" style:display-name="Title and Content, with image to the righ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2c__20_with_20_image_20_to_20_the_20_right_7e_LT_7e_Notizen" style:display-name="Title and Content, with image to the righ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2c__20_with_20_image_20_to_20_the_20_right_7e_LT_7e_Hintergrundobjekte" style:display-name="Title and Content, with image to the righ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2c__20_with_20_image_20_to_20_the_20_right_7e_LT_7e_Hintergrund" style:display-name="Title and Content, with image to the righ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13:37.824771701</meta:creation-date>
    <meta:generator>LibreOffice/5.1.6.2$Linux_X86_64 LibreOffice_project/10m0$Build-2</meta:generator>
    <dc:date>2018-08-14T09:37:20.225566107</dc:date>
    <meta:editing-duration>P2DT4H43M</meta:editing-duration>
    <meta:editing-cycles>41</meta:editing-cycles>
    <meta:document-statistic meta:table-count="0" meta:image-count="0" meta:object-count="0" meta:page-count="1" meta:paragraph-count="32" meta:word-count="341" meta:character-count="1319" meta:non-whitespace-character-count="650"/>
  </office:meta>
</office:document-meta>
</file>